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51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5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6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3"/>
          <table:covered-table-cell table:style-name="ce35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6" office:value-type="string">
            <text:p>6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office:value-type="string">
            <text:p>ejb-jar.xml 2.0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jb-jar.xml 2.1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6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4.162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1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1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1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postgresql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8" table:number-columns-repeated="3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style-name="ce26" table:number-columns-repeated="3"/>
          <table:table-cell table:style-name="ce44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activemq</text:p>
          </table:table-cell>
          <table:table-cell table:style-name="ce14"/>
          <table:table-cell table:style-name="ce26" table:number-columns-repeated="3"/>
          <table:table-cell table:style-name="ce44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emote-activemq</text:p>
          </table:table-cell>
          <table:table-cell table:style-name="ce14"/>
          <table:table-cell table:style-name="ce26" table:number-columns-repeated="3"/>
          <table:table-cell table:style-name="ce44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28" table:number-columns-repeated="3"/>
          <table:table-cell table:style-name="ce46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6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6" office:value-type="string">
            <text:p>√</text:p>
          </table:table-cell>
          <table:table-cell table:style-name="ce44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6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8" table:number-columns-repeated="3"/>
          <table:table-cell table:style-name="ce46"/>
          <table:table-cell table:style-name="ce28" table:number-columns-repeated="3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link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style-name="ce23" office:value-type="string">
            <office:annotation draw:style-name="gr1" draw:text-style-name="P2" svg:width="2.889cm" svg:height="1.386cm" svg:x="5.422cm" svg:y="16.149cm" draw:caption-point-x="-5.422cm" draw:caption-point-y="-16.149cm">
              <dc:creator>PP</dc:creator>
              <dc:date>2008-04-03T00:00:00</dc:date>
              <text:p text:style-name="P1"><text:span text:style-name="T1">Tomcat refuse un lien sur un autre lien</text:span></text:p>
            </office:annotation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8" table:number-columns-repeated="3"/>
          <table:table-cell table:style-name="ce46"/>
          <table:table-cell table:style-name="ce28" table:number-columns-repeated="3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28" table:number-columns-repeated="3"/>
          <table:table-cell table:style-name="ce46"/>
          <table:table-cell table:style-name="ce28" table:number-columns-repeated="3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3"/>
          <table:table-cell table:number-columns-repeated="240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3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activemq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6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21" office:value-type="string">
            <text:p>X</text:p>
          </table:table-cell>
          <table:table-cell table:style-name="ce49" office:value-type="string">
            <text:p>X</text:p>
          </table:table-cell>
          <table:table-cell table:number-columns-repeated="3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64" office:value-type="string">
            <text:p>√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6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6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56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3/07/2008</text:date>, <text:time>11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hilippe PRADOS</meta:initial-creator>
    <meta:creation-date>2007-11-19T09:52:09</meta:creation-date>
    <dc:creator>Philippe PRADOS</dc:creator>
    <dc:date>2008-07-03T11:37:18</dc:date>
    <meta:editing-cycles>83</meta:editing-cycles>
    <meta:editing-duration>P6DT19H16M24S</meta:editing-duration>
    <meta:user-defined meta:name="Info 1"/>
    <meta:user-defined meta:name="Info 2"/>
    <meta:user-defined meta:name="Info 3"/>
    <meta:user-defined meta:name="Info 4"/>
    <meta:document-statistic meta:table-count="3" meta:cell-count="1076"/>
  </office:meta>
</office:document-meta>
</file>